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hatch" draw:fill-color="#99ccff" draw:fill-hatch-name="Black_20_45_20_Degrees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xml:id="id1" draw:id="id1" draw:layer="layout" svg:width="4cm" svg:height="3cm" svg:x="3.8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cm" svg:height="3.3cm" svg:x="13cm" svg:y="2.7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7.5cm" svg:height="2cm" svg:x="6.5cm" svg:y="12.6cm">
          <text:p text:style-name="P2"><text:span text:style-name="T1">Hallo prim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3" draw:text-style-name="P1" draw:layer="layout" svg:x1="7.8cm" svg:y1="5.7cm" svg:x2="13cm" svg:y2="4.35cm" draw:start-shape="id1" draw:end-shape="id2" draw:end-glue-point="6" svg:d="m7800 5700h2600v-1350h2600">
          <text:p/>
        </draw:connector>
        <draw:custom-shape draw:style-name="gr2" draw:text-style-name="P4" draw:layer="layout" svg:width="3.5cm" svg:height="1cm" svg:x="17.3cm" svg:y="0.2cm">
          <text:p text:style-name="P2"><text:span text:style-name="T2">Ein Pfeil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xml:id="id3" draw:id="id3" draw:layer="layout" svg:width="4cm" svg:height="1cm" svg:x="0.2cm" svg:y="9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2.2cm" svg:y1="9cm" svg:x2="3.8cm" svg:y2="5.7cm" draw:start-shape="id3" draw:start-glue-point="0" draw:end-shape="id1" draw:end-glue-point="3" svg:d="m2200 9000c0-2200 533-3300 1600-3300">
          <text:p/>
        </draw:connector>
        <draw:custom-shape draw:style-name="gr1" draw:text-style-name="P1" draw:layer="layout" svg:width="0.3cm" svg:height="0.5cm" svg:x="14.622cm" svg:y="4.3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8-02-26T11:54:42</meta:creation-date>
    <dc:date>2012-03-29T12:54:20</dc:date>
    <meta:editing-cycles>7</meta:editing-cycles>
    <meta:editing-duration>PT6M11S</meta:editing-duration>
    <dc:creator>peter </dc:cre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